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text-properties style:font-name="Liberation Sans" officeooo:rsid="000d9229" officeooo:paragraph-rsid="000ebf29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4" style:family="paragraph" style:parent-style-name="Standard">
      <style:text-properties style:font-name="Liberation Sans" officeooo:rsid="000ebf29" officeooo:paragraph-rsid="000ebf29"/>
    </style:style>
    <style:style style:name="P5" style:family="paragraph" style:parent-style-name="Standard">
      <style:text-properties style:font-name="Liberation Sans" officeooo:rsid="0011eb66" officeooo:paragraph-rsid="0011eb66"/>
    </style:style>
    <style:style style:name="P6" style:family="paragraph" style:parent-style-name="Standard">
      <style:text-properties style:font-name="Liberation Sans" officeooo:rsid="0014996f" officeooo:paragraph-rsid="0014996f"/>
    </style:style>
    <style:style style:name="P7" style:family="paragraph" style:parent-style-name="Frame_20_contents">
      <style:text-properties style:font-name="Liberation Sans"/>
    </style:style>
    <style:style style:name="P8" style:family="paragraph" style:parent-style-name="Frame_20_contents">
      <style:text-properties style:font-name="Liberation Sans" officeooo:rsid="002fd851" officeooo:paragraph-rsid="002fd851"/>
    </style:style>
    <style:style style:name="P9" style:family="paragraph" style:parent-style-name="Frame_20_contents">
      <style:text-properties style:font-name="Liberation Sans" officeooo:rsid="002fd851" officeooo:paragraph-rsid="0031e0ae"/>
    </style:style>
    <style:style style:name="P10" style:family="paragraph" style:parent-style-name="Frame_20_contents">
      <style:text-properties style:font-name="Liberation Sans" officeooo:rsid="002fd851" officeooo:paragraph-rsid="003d8cb0"/>
    </style:style>
    <style:style style:name="P11" style:family="paragraph" style:parent-style-name="Frame_20_contents">
      <style:text-properties style:font-name="Liberation Sans" officeooo:rsid="002fd851" officeooo:paragraph-rsid="003f24cd"/>
    </style:style>
    <style:style style:name="P12" style:family="paragraph" style:parent-style-name="Frame_20_contents">
      <style:text-properties style:font-name="Liberation Sans" officeooo:rsid="0031e0ae" officeooo:paragraph-rsid="0031e0ae"/>
    </style:style>
    <style:style style:name="P13" style:family="paragraph" style:parent-style-name="Frame_20_contents">
      <style:text-properties style:font-name="Liberation Sans" officeooo:rsid="00326fd0" officeooo:paragraph-rsid="00326fd0"/>
    </style:style>
    <style:style style:name="P14" style:family="paragraph" style:parent-style-name="Frame_20_contents">
      <style:text-properties style:font-name="Liberation Sans" officeooo:rsid="00326fd0" officeooo:paragraph-rsid="0032e169"/>
    </style:style>
    <style:style style:name="P15" style:family="paragraph" style:parent-style-name="Frame_20_contents">
      <style:text-properties style:font-name="Liberation Sans" officeooo:rsid="00326fd0" officeooo:paragraph-rsid="0034f172"/>
    </style:style>
    <style:style style:name="P16" style:family="paragraph" style:parent-style-name="Frame_20_contents">
      <style:text-properties style:font-name="Liberation Sans" officeooo:rsid="00326fd0" officeooo:paragraph-rsid="003b5a5e"/>
    </style:style>
    <style:style style:name="P17" style:family="paragraph" style:parent-style-name="Frame_20_contents">
      <style:text-properties style:font-name="Liberation Sans" officeooo:rsid="0032e169" officeooo:paragraph-rsid="0032e169"/>
    </style:style>
    <style:style style:name="P18" style:family="paragraph" style:parent-style-name="Frame_20_contents">
      <style:text-properties style:font-name="Liberation Sans" officeooo:rsid="0032e169" officeooo:paragraph-rsid="00337f7b"/>
    </style:style>
    <style:style style:name="P19" style:family="paragraph" style:parent-style-name="Frame_20_contents">
      <style:text-properties style:font-name="Liberation Sans" officeooo:rsid="0032e169" officeooo:paragraph-rsid="0034f172"/>
    </style:style>
    <style:style style:name="P20" style:family="paragraph" style:parent-style-name="Frame_20_contents">
      <style:text-properties style:font-name="Liberation Sans" officeooo:rsid="0032e169" officeooo:paragraph-rsid="00399b8f"/>
    </style:style>
    <style:style style:name="P21" style:family="paragraph" style:parent-style-name="Frame_20_contents">
      <style:text-properties style:font-name="Liberation Sans" officeooo:rsid="0032e169" officeooo:paragraph-rsid="003b5a5e"/>
    </style:style>
    <style:style style:name="P22" style:family="paragraph" style:parent-style-name="Frame_20_contents">
      <style:text-properties style:font-name="Liberation Sans" officeooo:rsid="0034f172" officeooo:paragraph-rsid="0034f172"/>
    </style:style>
    <style:style style:name="P23" style:family="paragraph" style:parent-style-name="Standard">
      <style:text-properties style:font-name="Liberation Sans" officeooo:rsid="000ebf29" officeooo:paragraph-rsid="000ebf29"/>
    </style:style>
    <style:style style:name="P24" style:family="paragraph" style:parent-style-name="Standard">
      <style:text-properties style:font-name="Liberation Sans" officeooo:rsid="000ebf29" officeooo:paragraph-rsid="001eba56"/>
    </style:style>
    <style:style style:name="P25" style:family="paragraph" style:parent-style-name="Standard">
      <style:text-properties style:font-name="Liberation Sans" officeooo:rsid="0011eb66" officeooo:paragraph-rsid="001ade7a"/>
    </style:style>
    <style:style style:name="P26" style:family="paragraph" style:parent-style-name="Standard">
      <style:text-properties style:font-name="Liberation Sans" officeooo:rsid="0011eb66" officeooo:paragraph-rsid="001c5687"/>
    </style:style>
    <style:style style:name="P27" style:family="paragraph" style:parent-style-name="Standard">
      <style:text-properties style:font-name="Liberation Sans" officeooo:rsid="0011eb66" officeooo:paragraph-rsid="001dd196"/>
    </style:style>
    <style:style style:name="P28" style:family="paragraph" style:parent-style-name="Standard">
      <style:text-properties style:font-name="Liberation Sans" style:text-underline-style="solid" style:text-underline-width="auto" style:text-underline-color="font-color" officeooo:rsid="0018ead1" officeooo:paragraph-rsid="0021628a"/>
    </style:style>
    <style:style style:name="P29" style:family="paragraph" style:parent-style-name="Standard">
      <style:text-properties style:font-name="Liberation Sans" officeooo:rsid="0021628a" officeooo:paragraph-rsid="0021628a"/>
    </style:style>
    <style:style style:name="P30" style:family="paragraph" style:parent-style-name="Standard">
      <style:text-properties style:font-name="Liberation Sans" officeooo:rsid="000d9229" officeooo:paragraph-rsid="0021628a"/>
    </style:style>
    <style:style style:name="P31" style:family="paragraph" style:parent-style-name="Standard">
      <style:text-properties style:font-name="Liberation Sans" officeooo:rsid="000d9229" officeooo:paragraph-rsid="000d9229"/>
    </style:style>
    <style:style style:name="P32" style:family="paragraph" style:parent-style-name="Standard">
      <style:text-properties style:font-name="Liberation Sans" officeooo:rsid="0022b9b7" officeooo:paragraph-rsid="0022b9b7"/>
    </style:style>
    <style:style style:name="P33" style:family="paragraph" style:parent-style-name="Standard">
      <style:text-properties style:font-name="Liberation Sans" officeooo:rsid="0021628a" officeooo:paragraph-rsid="0021628a" fo:background-color="transparent"/>
    </style:style>
    <style:style style:name="P34" style:family="paragraph" style:parent-style-name="Standard">
      <style:text-properties style:font-name="Liberation Sans" officeooo:rsid="002d2e55" officeooo:paragraph-rsid="002d2e55" fo:background-color="transparent"/>
    </style:style>
    <style:style style:name="P35" style:family="paragraph" style:parent-style-name="Standard">
      <style:text-properties style:font-name="Liberation Sans" officeooo:rsid="0024e49f" officeooo:paragraph-rsid="0024e49f"/>
    </style:style>
    <style:style style:name="P36" style:family="paragraph" style:parent-style-name="Standard">
      <style:text-properties style:font-name="Liberation Sans" officeooo:rsid="0028d1c7" officeooo:paragraph-rsid="00292eb8"/>
    </style:style>
    <style:style style:name="P37" style:family="paragraph" style:parent-style-name="Standard">
      <style:text-properties style:font-name="Liberation Sans" officeooo:rsid="0028d1c7" officeooo:paragraph-rsid="0036b413"/>
    </style:style>
    <style:style style:name="P38" style:family="paragraph" style:parent-style-name="Standard">
      <style:text-properties style:font-name="Liberation Sans" officeooo:rsid="00292eb8" officeooo:paragraph-rsid="00292eb8"/>
    </style:style>
    <style:style style:name="P39" style:family="paragraph" style:parent-style-name="Standard">
      <style:text-properties style:font-name="Liberation Sans" officeooo:rsid="00292eb8" officeooo:paragraph-rsid="002bf030"/>
    </style:style>
    <style:style style:name="P40" style:family="paragraph" style:parent-style-name="Standard">
      <style:text-properties style:font-name="Liberation Sans" officeooo:rsid="00292eb8" officeooo:paragraph-rsid="00399b8f"/>
    </style:style>
    <style:style style:name="P41" style:family="paragraph" style:parent-style-name="Standard">
      <style:text-properties style:font-name="Liberation Sans" officeooo:rsid="002b8783" officeooo:paragraph-rsid="002b8783"/>
    </style:style>
    <style:style style:name="P42" style:family="paragraph" style:parent-style-name="Standard">
      <style:text-properties style:font-name="Liberation Sans" officeooo:rsid="002b8783" officeooo:paragraph-rsid="002bf030"/>
    </style:style>
    <style:style style:name="P43" style:family="paragraph" style:parent-style-name="Standard">
      <style:text-properties style:font-name="Liberation Sans" officeooo:rsid="002bf030" officeooo:paragraph-rsid="002bf030"/>
    </style:style>
    <style:style style:name="P44" style:family="paragraph" style:parent-style-name="Standard">
      <style:text-properties style:font-name="Liberation Sans" officeooo:rsid="0011f040" officeooo:paragraph-rsid="0011eb66"/>
    </style:style>
    <style:style style:name="P45" style:family="paragraph" style:parent-style-name="Standard">
      <style:text-properties style:font-name="Liberation Sans" officeooo:rsid="0011f040" officeooo:paragraph-rsid="00399b8f"/>
    </style:style>
    <style:style style:name="P46" style:family="paragraph" style:parent-style-name="Standard">
      <style:text-properties style:font-name="Liberation Sans" officeooo:rsid="0011f040" officeooo:paragraph-rsid="003b5a5e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loext:graphic-properties draw:fill-color="#b2b2b2"/>
      <style:paragraph-properties fo:text-align="center"/>
    </style:style>
    <style:style style:name="T1" style:family="text">
      <style:text-properties officeooo:rsid="000daa96"/>
    </style:style>
    <style:style style:name="T2" style:family="text">
      <style:text-properties officeooo:rsid="000ebf29"/>
    </style:style>
    <style:style style:name="T3" style:family="text">
      <style:text-properties officeooo:rsid="00102d7a"/>
    </style:style>
    <style:style style:name="T4" style:family="text">
      <style:text-properties officeooo:rsid="0016e5e1"/>
    </style:style>
    <style:style style:name="T5" style:family="text">
      <style:text-properties officeooo:rsid="0018ead1"/>
    </style:style>
    <style:style style:name="T6" style:family="text">
      <style:text-properties officeooo:rsid="0019f8f5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1ade7a"/>
    </style:style>
    <style:style style:name="T9" style:family="text">
      <style:text-properties style:font-name="Liberation Mono" officeooo:rsid="001c5687"/>
    </style:style>
    <style:style style:name="T10" style:family="text">
      <style:text-properties style:font-name="Liberation Mono" officeooo:rsid="0011eb66"/>
    </style:style>
    <style:style style:name="T11" style:family="text">
      <style:text-properties officeooo:rsid="001ade7a"/>
    </style:style>
    <style:style style:name="T12" style:family="text">
      <style:text-properties officeooo:rsid="001c5687"/>
    </style:style>
    <style:style style:name="T13" style:family="text">
      <style:text-properties style:font-name="Liberation Sans" officeooo:rsid="000ebf29"/>
    </style:style>
    <style:style style:name="T14" style:family="text">
      <style:text-properties officeooo:rsid="001eba56"/>
    </style:style>
    <style:style style:name="T15" style:family="text">
      <style:text-properties officeooo:rsid="0011eb66"/>
    </style:style>
    <style:style style:name="T16" style:family="text">
      <style:text-properties officeooo:rsid="0021628a"/>
    </style:style>
    <style:style style:name="T17" style:family="text">
      <style:text-properties officeooo:rsid="0023c29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6cbbd" fo:background-color="transparent" loext:char-shading-value="0"/>
    </style:style>
    <style:style style:name="T20" style:family="text">
      <style:text-properties officeooo:rsid="0024e49f"/>
    </style:style>
    <style:style style:name="T21" style:family="text">
      <style:text-properties officeooo:rsid="00292eb8"/>
    </style:style>
    <style:style style:name="T22" style:family="text">
      <style:text-properties officeooo:rsid="002a1ec5"/>
    </style:style>
    <style:style style:name="T23" style:family="text">
      <style:text-properties officeooo:rsid="002bf9e6"/>
    </style:style>
    <style:style style:name="T24" style:family="text">
      <style:text-properties officeooo:rsid="002c2557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officeooo:rsid="003d8cb0" style:font-size-asian="8pt" style:font-size-complex="8pt"/>
    </style:style>
    <style:style style:name="T27" style:family="text">
      <style:text-properties officeooo:rsid="0031e0ae"/>
    </style:style>
    <style:style style:name="T28" style:family="text">
      <style:text-properties fo:color="#c9211e" loext:opacity="100%"/>
    </style:style>
    <style:style style:name="T29" style:family="text">
      <style:text-properties officeooo:rsid="00326fd0"/>
    </style:style>
    <style:style style:name="T30" style:family="text">
      <style:text-properties officeooo:rsid="0032e169"/>
    </style:style>
    <style:style style:name="T31" style:family="text">
      <style:text-properties officeooo:rsid="00337f7b"/>
    </style:style>
    <style:style style:name="T32" style:family="text">
      <style:text-properties officeooo:rsid="0034f172"/>
    </style:style>
    <style:style style:name="T33" style:family="text">
      <style:text-properties officeooo:rsid="0036b413"/>
    </style:style>
    <style:style style:name="T34" style:family="text">
      <style:text-properties officeooo:rsid="0038c1b2"/>
    </style:style>
    <style:style style:name="T35" style:family="text">
      <style:text-properties officeooo:rsid="0039494d"/>
    </style:style>
    <style:style style:name="T36" style:family="text">
      <style:text-properties officeooo:rsid="00399b8f"/>
    </style:style>
    <style:style style:name="T37" style:family="text">
      <style:text-properties officeooo:rsid="003b5a5e"/>
    </style:style>
    <style:style style:name="T38" style:family="text">
      <style:text-properties officeooo:rsid="003d8cb0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.0591in" fo:border="none"/>
    </style:style>
    <style:style style:name="gr1" style:family="graphic">
      <style:graphic-properties draw:marker-start="Arrowheads_20_1" draw:marker-end="Arrowheads_20_1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Long_20_Dash" svg:stroke-color="#00000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2b2b2" draw:textarea-horizontal-align="justify" draw:textarea-vertical-align="middle" draw:auto-grow-height="false" fo:min-height="0.4in" fo:min-width="0.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Long_20_Dash" svg:stroke-width="0in" svg:stroke-color="#000000" draw:marker-start-width="0.139in" draw:marker-end-width="0.139in" svg:stroke-linecap="butt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b2b2b2" draw:textarea-horizontal-align="justify" draw:textarea-vertical-align="middle" draw:auto-grow-height="false" fo:min-height="0.4in" fo:min-width="5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Long_20_Dash" svg:stroke-width="0.0201in" svg:stroke-color="#000000" draw:marker-start-width="0.1689in" draw:marker-end-width="0.1689in" svg:stroke-linecap="butt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4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4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dash" draw:stroke-dash="Long_20_Dash" svg:stroke-width="0.0201in" svg:stroke-color="#000000" draw:marker-start-width="0.1689in" draw:marker-end-width="0.1689in" svg:stroke-linecap="butt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is zasilacza DAN_W_89 + SCAN_GEN</text:p>
      <text:p text:style-name="P1"/>
      <text:p text:style-name="P1"/>
      <text:p text:style-name="P1">Data: 14<text:span text:style-name="T4"> - 19 sierpnia </text:span>2025</text:p>
      <text:p text:style-name="P1">Sporządził: K. Olejarczyk</text:p>
      <text:p text:style-name="P1"/>
      <text:p text:style-name="P2">Schematy i rozmieszczenie elementów przedstawiono w<text:span text:style-name="T2"> plikach:</text:span></text:p>
      <text:p text:style-name="P4">PS10_DAN_W_89.pdf</text:p>
      <text:p text:style-name="P6">SCAN_GEN.pdf</text:p>
      <text:p text:style-name="P6">PS10_DAN_W_89__layout.pdf</text:p>
      <text:p text:style-name="P6">Scan_Gen.pdf</text:p>
      <text:p text:style-name="P4"/>
      <text:p text:style-name="P4">Zasilanie</text:p>
      <text:p text:style-name="P4">Vcc=14.9V, <text:s/>Vee=-15.0V, <text:s/>Vpwr=<text:span text:style-name="T18">23.5</text:span>V<text:span text:style-name="T4">, o ile nie podano inaczej.</text:span></text:p>
      <text:p text:style-name="P4"/>
      <text:p text:style-name="P29">Opis</text:p>
      <text:p text:style-name="P30"><text:span text:style-name="T1">Testy wykonano na </text:span><text:span text:style-name="T2">płytkach:</text:span><text:span text:style-name="T16"> </text:span><text:span text:style-name="T1">DAN_W_89 egzemplarz nr 6</text:span><text:span text:style-name="T16"> i </text:span><text:span text:style-name="T2">SCAN_GEN</text:span><text:span text:style-name="T16"> (jedyny egzemplarz), połączonych ze sobą trzema połączeniami:</text:span></text:p>
      <text:p text:style-name="P29">- masą</text:p>
      <text:p text:style-name="P29">- Vcc<text:span text:style-name="T18"/></text:p>
      <text:p text:style-name="P33">- sygnał<text:span text:style-name="T17"> U1.11 z płytki SCAN_GEN połączono ze złączem J1.13 na płytce DAN_W_89 (sygnał SIG1).</text:span></text:p>
      <text:p text:style-name="P34">Przełącznik adresowania SW1 ustawiono w pozycji "<text:span text:style-name="T21">off</text:span>" (wszystkie osiem przełączników).</text:p>
      <text:p text:style-name="P30"/>
      <text:p text:style-name="P30"/>
      <text:p text:style-name="P28">Wyniki pomiarów i testów</text:p>
      <text:p text:style-name="P4"/>
      <text:p text:style-name="P32">Oznaczenia elementów i sygnałów dotyczą płytki DAN_W_89, jeśli nie podano inaczej.</text:p>
      <text:p text:style-name="P41">Przebiegi cyfrowe mają poziomy: L = Gnd, H = Vcc.</text:p>
      <text:p text:style-name="P4"/>
      <text:p text:style-name="P24"><text:span text:style-name="T5">1</text:span>. Pomiary napięcia referencyjnego<text:span text:style-name="T14"> </text:span><text:span text:style-name="T15">(dla Vpwr=0)</text:span></text:p>
      <text:p text:style-name="P4">U5.1 = 6.79V, <text:s/>U1.19=<text:span text:style-name="T3">4.96V</text:span></text:p>
      <text:p text:style-name="P4"/>
      <text:p text:style-name="P5"><text:span text:style-name="T5">2</text:span>. Pomiary przetwornika DAC (dla Vpwr=0)</text:p>
      <text:p text:style-name="P5">Dla DB =<text:span text:style-name="T7"> 1111.1111.1111 = FFF </text:span>i WR=L, U1.20 = -4.9<text:span text:style-name="T6">6</text:span>V, <text:s/><text:span text:style-name="T11"><text:s text:c="2"/></text:span>U9.2 = -1.1<text:span text:style-name="T6">47</text:span>V</text:p>
      <text:p text:style-name="P27">Dla DB =<text:span text:style-name="T7"> </text:span><text:span text:style-name="T8">11</text:span><text:span text:style-name="T7">00.0000.0000 = C00 </text:span>i WR=L, U1.20 = <text:span text:style-name="T11">-</text:span><text:span text:style-name="T12">3</text:span><text:span text:style-name="T6">.</text:span><text:span text:style-name="T12">72</text:span><text:span text:style-name="T6">V</text:span>, <text:span text:style-name="T11"><text:s text:c="2"/></text:span><text:s/>U9.2 = <text:span text:style-name="T11">-0</text:span>.<text:span text:style-name="T12">626</text:span>V</text:p>
      <text:p text:style-name="P25">Dla DB =<text:span text:style-name="T7"> </text:span><text:span text:style-name="T8">1</text:span><text:span text:style-name="T7">000.0000.0000 = 800 </text:span>i WR=L, U1.20 = <text:span text:style-name="T11">-2</text:span><text:span text:style-name="T6">.</text:span><text:span text:style-name="T11">48</text:span><text:span text:style-name="T6">V</text:span>, <text:span text:style-name="T11"><text:s text:c="2"/></text:span><text:s/>U9.2 = <text:span text:style-name="T11">-0</text:span>.<text:span text:style-name="T11">0024</text:span>V</text:p>
      <text:p text:style-name="P26">Dla DB =<text:span text:style-name="T7"> </text:span><text:span text:style-name="T9">0</text:span><text:span text:style-name="T8">1</text:span><text:span text:style-name="T7">00.0000.0000 = 400 </text:span>i WR=L, U1.20 = <text:span text:style-name="T11">-</text:span><text:span text:style-name="T12">1</text:span><text:span text:style-name="T6">.</text:span><text:span text:style-name="T12">241</text:span><text:span text:style-name="T6">V</text:span>, <text:span text:style-name="T11"><text:s/></text:span>U9.2 = <text:span text:style-name="T12">0.622</text:span>V</text:p>
      <text:p text:style-name="P27">Dla DB =<text:span text:style-name="T7"> 0000.0000.0000 = 000 </text:span>i WR=L, U1.20 = 0<text:span text:style-name="T6">.0000V</text:span>, U9.2 = 1.1<text:span text:style-name="T6">46</text:span>V</text:p>
      <text:p text:style-name="P27"/>
      <text:p text:style-name="P29">3. <text:span text:style-name="T17">Pomiary </text:span><text:span text:style-name="T20">płytki</text:span><text:span text:style-name="T17"> SCAN_GEN</text:span></text:p>
      <text:p text:style-name="P35">Sygnał U1.1 na płytce SCAN_GEN ( Clk) ma częstotliwość 321 kHz, wypełnienie <text:span text:style-name="T18">5</text:span><text:span text:style-name="T19">8</text:span>%.</text:p>
      <text:p text:style-name="P35">Sygnał U1.11 ma częstotliwość 40.2 kHz, wypełnienie 1/8.</text:p>
      <text:p text:style-name="P1"/>
      <text:p text:style-name="P43">4. Sygnał zegarowy dla przerzutników</text:p>
      <text:p text:style-name="P42">U7.12 = przebieg prostokątny f = 4.1 MHz</text:p>
      <text:p text:style-name="P42"/>
      <text:p text:style-name="P43">5. Poziom<text:span text:style-name="T24">y</text:span> komparacji L<text:span text:style-name="T23">IMIT</text:span>1<text:span text:style-name="T24">, LIMIT2</text:span></text:p>
      <text:p text:style-name="P43">U12.3 = 4.99V<text:span text:style-name="T23">, <text:s/>U13.3 = 9.96V</text:span></text:p>
      <text:p text:style-name="P39"/>
      <text:p text:style-name="P39"/>
      <text:p text:style-name="P39"/>
      <text:p text:style-name="P36"><text:soft-page-break/><text:span text:style-name="T24">6</text:span>. Modulacja dla <text:s/><text:span text:style-name="T15">DB =</text:span><text:span text:style-name="T10"> </text:span><text:span text:style-name="T9">0</text:span><text:span text:style-name="T8">1</text:span><text:span text:style-name="T10">11.0011.1111 = 73F</text:span><text:span text:style-name="T21">, </text:span><text:span text:style-name="T15">WR=L</text:span></text:p>
      <text:p text:style-name="P38">U1.20 = -2.24V<text:span text:style-name="T34">, <text:s/>U9.6 = -5.29</text:span><text:span text:style-name="T35">, <text:s/>U10.5 = -6.02V</text:span></text:p>
      <text:p text:style-name="P44"><draw:frame draw:style-name="fr1" draw:name="Frame1" text:anchor-type="paragraph" svg:width="6.5854in" draw:z-index="0"><draw:text-box fo:min-height="7.2547in"><text:p text:style-name="P11"><draw:line text:anchor-type="paragraph" draw:z-index="88" draw:name="Horizontal line 63" draw:style-name="gr1" draw:text-style-name="P47" svg:x1="1.4228in" svg:y1="0.189in" svg:x2="4.6228in" svg:y2="0.189in"><text:p/></draw:line><text:tab/><text:span text:style-name="T38"><text:tab/><text:tab/><text:tab/><text:tab/></text:span><text:span text:style-name="T25">V</text:span><text:span text:style-name="T26">T=24.9us, <text:s/>f=40.2kHz</text:span></text:p><text:p text:style-name="P8"><draw:line text:anchor-type="paragraph" draw:z-index="2" draw:name="Vertical line 1" draw:style-name="gr2" draw:text-style-name="P47" svg:x1="1.428in" svg:y1="0.5028in" svg:x2="1.428in" svg:y2="0.1028in"><text:p/></draw:line><draw:line text:anchor-type="paragraph" draw:z-index="3" draw:name="Horizontal line 2" draw:style-name="gr3" draw:text-style-name="P47" svg:x1="1.828in" svg:y1="0.1028in" svg:x2="1.428in" svg:y2="0.1028in"><text:p/></draw:line><draw:line text:anchor-type="paragraph" draw:z-index="4" draw:name="Line 1" draw:style-name="gr2" draw:text-style-name="P47" svg:x1="1.828in" svg:y1="0.5028in" svg:x2="1.828in" svg:y2="0.1028in"><text:p/></draw:line><draw:line text:anchor-type="paragraph" draw:z-index="6" draw:name="Horizontal line 4" draw:style-name="gr14" draw:text-style-name="P48" svg:x1="4.628in" svg:y1="0.528in" svg:x2="4.628in" svg:y2="0.1028in"><text:p/></draw:line><draw:line text:anchor-type="paragraph" draw:z-index="7" draw:name="Horizontal line 5" draw:style-name="gr3" draw:text-style-name="P47" svg:x1="4.628in" svg:y1="0.1028in" svg:x2="5.028in" svg:y2="0.1028in"><text:p/></draw:line><draw:line text:anchor-type="paragraph" draw:z-index="8" draw:name="Vertical line 2" draw:style-name="gr2" draw:text-style-name="P47" svg:x1="5.028in" svg:y1="0.1028in" svg:x2="5.028in" svg:y2="0.5028in"><text:p/></draw:line><text:tab/><text:span text:style-name="T25">Vcc</text:span></text:p><text:p text:style-name="P8"><text:span text:style-name="T29"><text:tab/><text:tab/><text:tab/><text:tab/><text:tab/> <text:s text:c="3"/></text:span>SIG1</text:p><text:p text:style-name="P8"><draw:line text:anchor-type="paragraph" draw:z-index="1" draw:name="Horizontal line 1" draw:style-name="gr3" draw:text-style-name="P47" svg:x1="0.828in" svg:y1="0.1193in" svg:x2="1.428in" svg:y2="0.1193in"><text:p/></draw:line><draw:line text:anchor-type="paragraph" draw:z-index="5" draw:name="Horizontal line 3" draw:style-name="gr3" draw:text-style-name="P47" svg:x1="1.828in" svg:y1="0.1193in" svg:x2="4.628in" svg:y2="0.1193in"><text:p/></draw:line><draw:line text:anchor-type="paragraph" draw:z-index="9" draw:name="Horizontal line 6" draw:style-name="gr3" draw:text-style-name="P47" svg:x1="5.028in" svg:y1="0.1193in" svg:x2="5.7287in" svg:y2="0.1193in"><text:p/></draw:line><draw:line text:anchor-type="paragraph" draw:z-index="23" draw:name="Horizontal line 13" draw:style-name="gr4" draw:text-style-name="P48" svg:x1="1.8382in" svg:y1="0.1445in" svg:x2="1.8382in" svg:y2="1.7453in"><text:p/></draw:line><draw:line text:anchor-type="paragraph" draw:z-index="24" draw:name="Horizontal line 15" draw:style-name="gr4" draw:text-style-name="P48" svg:x1="1.8382in" svg:y1="0.1193in" svg:x2="1.8382in" svg:y2="1.7201in"><text:p/></draw:line><draw:line text:anchor-type="paragraph" draw:z-index="25" draw:name="Horizontal line 18" draw:style-name="gr4" draw:text-style-name="P48" svg:x1="1.4382in" svg:y1="0.1201in" svg:x2="1.4382in" svg:y2="1.7209in"><text:p/></draw:line><draw:line text:anchor-type="paragraph" draw:z-index="26" draw:name="Horizontal line 20" draw:style-name="gr4" draw:text-style-name="P48" svg:x1="4.6382in" svg:y1="0.1193in" svg:x2="4.6382in" svg:y2="1.7201in"><text:p/></draw:line><draw:line text:anchor-type="paragraph" draw:z-index="27" draw:name="Horizontal line 21" draw:style-name="gr4" draw:text-style-name="P48" svg:x1="5.0382in" svg:y1="0.1193in" svg:x2="5.0382in" svg:y2="1.7201in"><text:p/></draw:line><text:tab/><text:span text:style-name="T25">Gnd</text:span></text:p><text:p text:style-name="P7"/><text:p text:style-name="P7"/><text:p text:style-name="P8"><draw:line text:anchor-type="paragraph" draw:z-index="10" draw:name="Horizontal line 7" draw:style-name="gr12" draw:text-style-name="P48" svg:x1="1.428in" svg:y1="0.8445in" svg:x2="1.828in" svg:y2="0.1445in"><text:p/></draw:line><draw:line text:anchor-type="paragraph" draw:z-index="11" draw:name="Line 2" draw:style-name="gr10" draw:text-style-name="P47" svg:x1="1.828in" svg:y1="0.1445in" svg:x2="4.628in" svg:y2="0.8445in"><text:p/></draw:line><draw:line text:anchor-type="paragraph" draw:z-index="12" draw:name="Horizontal line 8" draw:style-name="gr4" draw:text-style-name="P48" svg:x1="0.728in" svg:y1="0.1445in" svg:x2="5.728in" svg:y2="0.1445in"><text:p/></draw:line><draw:line text:anchor-type="paragraph" draw:z-index="14" draw:name="Horizontal line 10" draw:style-name="gr12" draw:text-style-name="P48" svg:x1="4.628in" svg:y1="0.8445in" svg:x2="5.028in" svg:y2="0.1445in"><text:p/></draw:line><draw:line text:anchor-type="paragraph" draw:z-index="15" draw:name="Line 3" draw:style-name="gr11" draw:text-style-name="P47" svg:x1="5.028in" svg:y1="0.1445in" svg:x2="5.728in" svg:y2="0.3445in"><text:p/></draw:line><draw:line text:anchor-type="paragraph" draw:z-index="16" draw:name="Line 4" draw:style-name="gr10" draw:text-style-name="P47" svg:x1="5.028in" svg:y1="0.1445in" svg:x2="5.728in" svg:y2="0.3445in"><text:p/></draw:line><text:tab/><text:span text:style-name="T32"><text:tab/><text:tab/><text:tab/><text:tab/><text:tab/><text:tab/><text:tab/><text:tab/><text:tab/><text:tab/> <text:s text:c="7"/></text:span><text:span text:style-name="T25">Vcc</text:span></text:p><text:p text:style-name="P9"><text:span text:style-name="T27"><text:tab/></text:span><text:span text:style-name="T29"><text:tab/><text:tab/><text:tab/></text:span><text:span text:style-name="T27"><text:tab/> <text:s text:c="3"/></text:span><text:span text:style-name="T28">U10.1</text:span></text:p><text:p text:style-name="P22"><draw:line text:anchor-type="paragraph" draw:z-index="29" draw:name="Horizontal line 22" draw:style-name="gr4" draw:text-style-name="P48" svg:x1="3.8382in" svg:y1="0.1618in" svg:x2="3.8382in" svg:y2="3.1618in"><text:p/></draw:line><draw:line text:anchor-type="paragraph" draw:z-index="28" draw:name="Horizontal line 19" draw:style-name="gr4" draw:text-style-name="P48" svg:x1="4.7382in" svg:y1="0.0945in" svg:x2="4.7382in" svg:y2="3.1618in"><text:p/></draw:line><draw:line text:anchor-type="paragraph" draw:z-index="41" draw:name="Horizontal line 30" draw:style-name="gr4" draw:text-style-name="P48" svg:x1="1.5382in" svg:y1="0.0945in" svg:x2="1.5382in" svg:y2="3.1618in"><text:p/></draw:line><draw:line text:anchor-type="paragraph" draw:z-index="42" draw:name="Horizontal line 29" draw:style-name="gr4" draw:text-style-name="P48" svg:x1="0.728in" svg:y1="0.161in" svg:x2="5.7382in" svg:y2="0.1618in"><text:p/></draw:line><text:tab/><text:tab/><text:tab/><text:tab/><text:tab/><text:tab/><text:tab/><text:tab/><text:tab/><text:tab/><text:tab/> <text:s text:c="7"/><text:span text:style-name="T25">Gnd</text:span></text:p><text:p text:style-name="P12"><draw:line text:anchor-type="paragraph" draw:z-index="18" draw:name="Horizontal line 11" draw:style-name="gr9" draw:text-style-name="P48" svg:x1="1.2382in" svg:y1="0.0701in" svg:x2="5.7283in" svg:y2="0.0701in"><text:p/></draw:line><draw:line text:anchor-type="paragraph" draw:z-index="17" draw:name="Line 5" draw:style-name="gr10" draw:text-style-name="P47" svg:x1="1.1382in" svg:y1="0.1701in" svg:x2="1.428in" svg:y2="0.2693in"><text:p/></draw:line><text:s/>U<text:span text:style-name="T35">10</text:span>.<text:span text:style-name="T35">5</text:span> = -<text:span text:style-name="T35">6</text:span>.<text:span text:style-name="T35">02</text:span>V</text:p><text:p text:style-name="P8"><draw:line text:anchor-type="paragraph" draw:z-index="13" draw:name="Horizontal line 9" draw:style-name="gr4" draw:text-style-name="P48" svg:x1="0.728in" svg:y1="0.178in" svg:x2="5.7382in" svg:y2="0.1787in"><text:p/></draw:line><text:tab/><text:span text:style-name="T32"><text:tab/><text:tab/><text:tab/><text:tab/><text:tab/><text:tab/><text:tab/><text:tab/><text:tab/><text:tab/> <text:s text:c="7"/></text:span><text:span text:style-name="T25">Vee</text:span></text:p><text:p text:style-name="P7"/><text:p text:style-name="P7"/><text:p text:style-name="P7"/><text:p text:style-name="P7"/><text:p text:style-name="P13"><draw:line text:anchor-type="paragraph" draw:z-index="30" draw:name="Horizontal line 23" draw:style-name="gr3" draw:text-style-name="P47" svg:x1="0.7382in" svg:y1="0.0201in" svg:x2="5.7382in" svg:y2="0.0201in"><text:p/></draw:line><text:tab/><text:tab/><text:tab/><text:tab/><text:tab/> <text:s text:c="2"/></text:p><text:p text:style-name="P14"><text:tab/>U5.13 = H<text:span text:style-name="T30">,</text:span><text:span text:style-name="T32"> <text:s text:c="4"/></text:span>U5.12 = H</text:p><text:p text:style-name="P7"><draw:line text:anchor-type="paragraph" draw:z-index="20" draw:name="Horizontal line 14" draw:style-name="gr4" draw:text-style-name="P48" svg:x1="0.7382in" svg:y1="0.0366in" svg:x2="5.7382in" svg:y2="0.0366in"><text:p/></draw:line></text:p><text:p text:style-name="P7"/><text:p text:style-name="P7"/><text:p text:style-name="P18"><text:tab/>U5.1, U5.2 = przebiegi prostokątne f=<text:span text:style-name="T31">2MHz, </text:span>w przeciwnej fazie, zmodulowane</text:p><text:p text:style-name="P7"><draw:custom-shape text:anchor-type="paragraph" draw:z-index="36" draw:name="Shape 1" draw:style-name="gr5" draw:text-style-name="P49" svg:width="0.9004in" svg:height="0.4004in" svg:x="3.8382in" svg:y="0.0701in"><text:p/><draw:enhanced-geometry svg:viewBox="0 0 21600 21600" draw:type="rectangle" draw:enhanced-path="M 0 0 L 21600 0 21600 21600 0 21600 0 0 Z N"/></draw:custom-shape><draw:line text:anchor-type="paragraph" draw:z-index="34" draw:name="Line 7" draw:style-name="gr2" draw:text-style-name="P47" svg:x1="4.7382in" svg:y1="0.4701in" svg:x2="4.7382in" svg:y2="0.0701in"><text:p/></draw:line><draw:line text:anchor-type="paragraph" draw:z-index="32" draw:name="Line 6" draw:style-name="gr2" draw:text-style-name="P47" svg:x1="3.8382in" svg:y1="0.4701in" svg:x2="3.8382in" svg:y2="0.0701in"><text:p/></draw:line><draw:line text:anchor-type="paragraph" draw:z-index="31" draw:name="Horizontal line 24" draw:style-name="gr3" draw:text-style-name="P47" svg:x1="1.5382in" svg:y1="0.0701in" svg:x2="3.8382in" svg:y2="0.0701in"><text:p/></draw:line><draw:custom-shape text:anchor-type="paragraph" draw:z-index="40" draw:name="Shape 3" draw:style-name="gr5" draw:text-style-name="P49" svg:width="0.9004in" svg:height="0.4004in" svg:x="0.6382in" svg:y="0.0701in"><text:p/><draw:enhanced-geometry svg:viewBox="0 0 21600 21600" draw:mirror-horizontal="false" draw:mirror-vertical="false" draw:type="rectangle" draw:enhanced-path="M 0 0 L 21600 0 21600 21600 0 21600 0 0 Z N"/></draw:custom-shape></text:p><text:p text:style-name="P18"><text:tab/></text:p><text:p text:style-name="P7"><draw:line text:anchor-type="paragraph" draw:z-index="19" draw:name="Horizontal line 12" draw:style-name="gr4" draw:text-style-name="P48" svg:x1="0.7382in" svg:y1="0.0866in" svg:x2="5.7382in" svg:y2="0.0866in"><text:p/></draw:line><draw:line text:anchor-type="paragraph" draw:z-index="35" draw:name="Horizontal line 26" draw:style-name="gr3" draw:text-style-name="P47" svg:x1="4.7382in" svg:y1="-0.3134in" svg:x2="5.7382in" svg:y2="-0.3134in"><text:p/></draw:line><draw:line text:anchor-type="paragraph" draw:z-index="33" draw:name="Horizontal line 25" draw:style-name="gr2" draw:text-style-name="P47" svg:x1="3.8382in" svg:y1="0.0866in" svg:x2="4.7382in" svg:y2="0.0866in"><text:p/></draw:line></text:p><text:p text:style-name="P17"/><text:p text:style-name="P7"/><text:p text:style-name="P19"><text:tab/>U<text:span text:style-name="T32">4</text:span>.1<text:span text:style-name="T32">3</text:span>,<text:span text:style-name="T32"> </text:span><text:s/>U<text:span text:style-name="T32">4</text:span>.<text:span text:style-name="T32">1</text:span>2 = przebiegi prostokątne f=<text:span text:style-name="T31">2MHz, </text:span>w przeciwnej fazie</text:p><text:p text:style-name="P7"><draw:custom-shape text:anchor-type="paragraph" draw:z-index="38" draw:name="Shape 2" draw:style-name="gr7" draw:text-style-name="P49" svg:width="5.0004in" svg:height="0.4004in" svg:x="0.7382in" svg:y="0.1201in"><text:p/><draw:enhanced-geometry svg:viewBox="0 0 21600 21600" draw:type="rectangle" draw:enhanced-path="M 0 0 L 21600 0 21600 21600 0 21600 0 0 Z N"/></draw:custom-shape></text:p><text:p text:style-name="P7"/><text:p text:style-name="P7"><draw:line text:anchor-type="paragraph" draw:z-index="21" draw:name="Horizontal line 16" draw:style-name="gr4" draw:text-style-name="P48" svg:x1="0.7382in" svg:y1="0.1366in" svg:x2="5.7382in" svg:y2="0.1366in"><text:p/></draw:line><draw:line text:anchor-type="paragraph" draw:z-index="39" draw:name="Horizontal line 28" draw:style-name="gr13" draw:text-style-name="P47" svg:x1="0.7382in" svg:y1="0.1366in" svg:x2="5.7382in" svg:y2="0.1366in"><text:p/></draw:line></text:p><text:p text:style-name="P7"/><text:p text:style-name="P7"/><text:p text:style-name="P7"/><text:p text:style-name="P7"><draw:line text:anchor-type="paragraph" draw:z-index="37" draw:name="Horizontal line 27" draw:style-name="gr3" draw:text-style-name="P47" svg:x1="0.7382in" svg:y1="0.1701in" svg:x2="5.7382in" svg:y2="0.1701in"><text:p/></draw:line></text:p><text:p text:style-name="P15"><text:span text:style-name="T32"><text:tab/></text:span>U<text:span text:style-name="T32">4</text:span>.1 = H<text:span text:style-name="T30">,</text:span> U<text:span text:style-name="T32">4</text:span>.2 = H</text:p><text:p text:style-name="P7"><draw:line text:anchor-type="paragraph" draw:z-index="22" draw:name="Horizontal line 17" draw:style-name="gr4" draw:text-style-name="P48" svg:x1="0.7382in" svg:y1="0.1866in" svg:x2="5.7382in" svg:y2="0.1866in"><text:p/></draw:line></text:p><text:p text:style-name="P7"/><text:p text:style-name="P7"/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7"><text:soft-page-break/><text:span text:style-name="T33">7</text:span>. Modulacja dla <text:s/><text:span text:style-name="T15">DB =</text:span><text:span text:style-name="T10"> </text:span><text:span text:style-name="T9">1</text:span><text:span text:style-name="T8">0</text:span><text:span text:style-name="T10">00.1100.0000 = 8C0</text:span><text:span text:style-name="T21">, </text:span><text:span text:style-name="T15">WR=L</text:span></text:p>
      <text:p text:style-name="P40">U1.20 = -2.<text:span text:style-name="T33">71</text:span>V<text:span text:style-name="T36">, </text:span><text:span text:style-name="T34">U9.6 = 5.</text:span><text:span text:style-name="T36">37</text:span><text:span text:style-name="T35">, <text:s/>U10.5 = -</text:span><text:span text:style-name="T36">5</text:span><text:span text:style-name="T35">.</text:span><text:span text:style-name="T36">6</text:span><text:span text:style-name="T35">2V</text:span></text:p>
      <text:p text:style-name="P46"><draw:frame draw:style-name="fr1" draw:name="Frame2" text:anchor-type="paragraph" svg:width="6.5854in" draw:z-index="43"><draw:text-box fo:min-height="7.2547in"><text:p text:style-name="P10"><text:tab/><text:span text:style-name="T38"><text:tab/><text:tab/><text:tab/><text:tab/></text:span><text:span text:style-name="T25">V</text:span><text:span text:style-name="T26">T=24.9us, <text:s/>f=40.2kHz</text:span></text:p><text:p text:style-name="P8"><draw:line text:anchor-type="paragraph" draw:z-index="45" draw:name="Vertical line 3" draw:style-name="gr3" draw:text-style-name="P47" svg:x1="1.428in" svg:y1="0.5028in" svg:x2="1.428in" svg:y2="0.1028in"><text:p/></draw:line><draw:line text:anchor-type="paragraph" draw:z-index="46" draw:name="Horizontal line 32" draw:style-name="gr3" draw:text-style-name="P47" svg:x1="1.828in" svg:y1="0.1028in" svg:x2="1.428in" svg:y2="0.1028in"><text:p/></draw:line><draw:line text:anchor-type="paragraph" draw:z-index="47" draw:name="Line 8" draw:style-name="gr3" draw:text-style-name="P47" svg:x1="1.828in" svg:y1="0.5028in" svg:x2="1.828in" svg:y2="0.1028in"><text:p/></draw:line><draw:line text:anchor-type="paragraph" draw:z-index="49" draw:name="Horizontal line 34" draw:style-name="gr9" draw:text-style-name="P48" svg:x1="4.628in" svg:y1="0.528in" svg:x2="4.628in" svg:y2="0.1028in"><text:p/></draw:line><draw:line text:anchor-type="paragraph" draw:z-index="50" draw:name="Horizontal line 35" draw:style-name="gr3" draw:text-style-name="P47" svg:x1="4.628in" svg:y1="0.1028in" svg:x2="5.028in" svg:y2="0.1028in"><text:p/></draw:line><draw:line text:anchor-type="paragraph" draw:z-index="51" draw:name="Vertical line 4" draw:style-name="gr3" draw:text-style-name="P47" svg:x1="5.028in" svg:y1="0.1028in" svg:x2="5.028in" svg:y2="0.5028in"><text:p/></draw:line><draw:line text:anchor-type="paragraph" draw:z-index="87" draw:name="Horizontal line 62" draw:style-name="gr1" draw:text-style-name="P47" svg:x1="1.4071in" svg:y1="0.0071in" svg:x2="4.6071in" svg:y2="0.0071in"><text:p/></draw:line><text:tab/><text:span text:style-name="T25">Vcc</text:span></text:p><text:p text:style-name="P8"><text:span text:style-name="T29"><text:tab/><text:tab/><text:tab/><text:tab/><text:tab/> <text:s text:c="3"/></text:span>SIG1</text:p><text:p text:style-name="P8"><draw:line text:anchor-type="paragraph" draw:z-index="44" draw:name="Horizontal line 31" draw:style-name="gr3" draw:text-style-name="P47" svg:x1="0.828in" svg:y1="0.1193in" svg:x2="1.428in" svg:y2="0.1193in"><text:p/></draw:line><draw:line text:anchor-type="paragraph" draw:z-index="48" draw:name="Horizontal line 33" draw:style-name="gr3" draw:text-style-name="P47" svg:x1="1.828in" svg:y1="0.1193in" svg:x2="4.628in" svg:y2="0.1193in"><text:p/></draw:line><draw:line text:anchor-type="paragraph" draw:z-index="52" draw:name="Horizontal line 36" draw:style-name="gr3" draw:text-style-name="P47" svg:x1="5.028in" svg:y1="0.1193in" svg:x2="5.7287in" svg:y2="0.1193in"><text:p/></draw:line><draw:line text:anchor-type="paragraph" draw:z-index="66" draw:name="Horizontal line 46" draw:style-name="gr4" draw:text-style-name="P48" svg:x1="1.8382in" svg:y1="0.1445in" svg:x2="1.8382in" svg:y2="1.7453in"><text:p/></draw:line><draw:line text:anchor-type="paragraph" draw:z-index="67" draw:name="Horizontal line 47" draw:style-name="gr4" draw:text-style-name="P48" svg:x1="1.8382in" svg:y1="0.1193in" svg:x2="1.8382in" svg:y2="1.7201in"><text:p/></draw:line><draw:line text:anchor-type="paragraph" draw:z-index="68" draw:name="Horizontal line 48" draw:style-name="gr4" draw:text-style-name="P48" svg:x1="1.4382in" svg:y1="0.1201in" svg:x2="1.4382in" svg:y2="1.7209in"><text:p/></draw:line><draw:line text:anchor-type="paragraph" draw:z-index="69" draw:name="Horizontal line 49" draw:style-name="gr4" draw:text-style-name="P48" svg:x1="4.6382in" svg:y1="0.1193in" svg:x2="4.6382in" svg:y2="1.7201in"><text:p/></draw:line><draw:line text:anchor-type="paragraph" draw:z-index="70" draw:name="Horizontal line 50" draw:style-name="gr4" draw:text-style-name="P48" svg:x1="5.0382in" svg:y1="0.1193in" svg:x2="5.0382in" svg:y2="1.7201in"><text:p/></draw:line><text:tab/><text:span text:style-name="T25">Gnd</text:span></text:p><text:p text:style-name="P7"/><text:p text:style-name="P7"/><text:p text:style-name="P8"><draw:line text:anchor-type="paragraph" draw:z-index="53" draw:name="Horizontal line 37" draw:style-name="gr12" draw:text-style-name="P48" svg:x1="1.428in" svg:y1="0.8445in" svg:x2="1.828in" svg:y2="0.1445in"><text:p/></draw:line><draw:line text:anchor-type="paragraph" draw:z-index="54" draw:name="Line 9" draw:style-name="gr10" draw:text-style-name="P47" svg:x1="1.828in" svg:y1="0.1445in" svg:x2="4.628in" svg:y2="0.8445in"><text:p/></draw:line><draw:line text:anchor-type="paragraph" draw:z-index="55" draw:name="Horizontal line 38" draw:style-name="gr4" draw:text-style-name="P48" svg:x1="0.728in" svg:y1="0.1445in" svg:x2="5.728in" svg:y2="0.1445in"><text:p/></draw:line><draw:line text:anchor-type="paragraph" draw:z-index="57" draw:name="Horizontal line 40" draw:style-name="gr12" draw:text-style-name="P48" svg:x1="4.628in" svg:y1="0.8445in" svg:x2="5.028in" svg:y2="0.1445in"><text:p/></draw:line><draw:line text:anchor-type="paragraph" draw:z-index="58" draw:name="Line 10" draw:style-name="gr11" draw:text-style-name="P47" svg:x1="5.028in" svg:y1="0.1445in" svg:x2="5.728in" svg:y2="0.3445in"><text:p/></draw:line><draw:line text:anchor-type="paragraph" draw:z-index="59" draw:name="Line 11" draw:style-name="gr10" draw:text-style-name="P47" svg:x1="5.028in" svg:y1="0.1445in" svg:x2="5.728in" svg:y2="0.3445in"><text:p/></draw:line><text:tab/><text:span text:style-name="T32"><text:tab/><text:tab/><text:tab/><text:tab/><text:tab/><text:tab/><text:tab/><text:tab/><text:tab/><text:tab/> <text:s text:c="7"/></text:span><text:span text:style-name="T25">Vcc</text:span></text:p><text:p text:style-name="P9"><text:span text:style-name="T27"><text:tab/></text:span><text:span text:style-name="T29"><text:tab/><text:tab/><text:tab/></text:span><text:span text:style-name="T27"><text:tab/> <text:s text:c="3"/></text:span><text:span text:style-name="T28">U10.1</text:span></text:p><text:p text:style-name="P22"><draw:line text:anchor-type="paragraph" draw:z-index="71" draw:name="Horizontal line 51" draw:style-name="gr4" draw:text-style-name="P48" svg:x1="4.7382in" svg:y1="0.0945in" svg:x2="4.7382in" svg:y2="2.0654in"><text:p/></draw:line><draw:line text:anchor-type="paragraph" draw:z-index="72" draw:name="Horizontal line 52" draw:style-name="gr4" draw:text-style-name="P48" svg:x1="3.8382in" svg:y1="0.1618in" svg:x2="3.8382in" svg:y2="2.0654in"><text:p/></draw:line><draw:line text:anchor-type="paragraph" draw:z-index="82" draw:name="Horizontal line 58" draw:style-name="gr4" draw:text-style-name="P48" svg:x1="1.5382in" svg:y1="0.0945in" svg:x2="1.5382in" svg:y2="2.0654in"><text:p/></draw:line><draw:line text:anchor-type="paragraph" draw:z-index="83" draw:name="Horizontal line 59" draw:style-name="gr4" draw:text-style-name="P48" svg:x1="0.728in" svg:y1="0.161in" svg:x2="5.7382in" svg:y2="0.1618in"><text:p/></draw:line><text:tab/><text:tab/><text:tab/><text:tab/><text:tab/><text:tab/><text:tab/><text:tab/><text:tab/><text:tab/><text:tab/> <text:s text:c="7"/><text:span text:style-name="T25">Gnd</text:span></text:p><text:p text:style-name="P12"><draw:line text:anchor-type="paragraph" draw:z-index="60" draw:name="Line 12" draw:style-name="gr10" draw:text-style-name="P47" svg:x1="1.1382in" svg:y1="0.1701in" svg:x2="1.428in" svg:y2="0.2693in"><text:p/></draw:line><draw:line text:anchor-type="paragraph" draw:z-index="61" draw:name="Horizontal line 41" draw:style-name="gr9" draw:text-style-name="P48" svg:x1="1.2382in" svg:y1="0.0701in" svg:x2="5.7283in" svg:y2="0.0701in"><text:p/></draw:line><text:s/>U<text:span text:style-name="T35">10</text:span>.<text:span text:style-name="T35">5</text:span> = -<text:span text:style-name="T36">5</text:span>.<text:span text:style-name="T36">6</text:span><text:span text:style-name="T35">2</text:span>V</text:p><text:p text:style-name="P8"><draw:line text:anchor-type="paragraph" draw:z-index="56" draw:name="Horizontal line 39" draw:style-name="gr4" draw:text-style-name="P48" svg:x1="0.728in" svg:y1="0.178in" svg:x2="5.7382in" svg:y2="0.1787in"><text:p/></draw:line><text:tab/><text:span text:style-name="T32"><text:tab/><text:tab/><text:tab/><text:tab/><text:tab/><text:tab/><text:tab/><text:tab/><text:tab/><text:tab/> <text:s text:c="7"/></text:span><text:span text:style-name="T25">Vee</text:span></text:p><text:p text:style-name="P7"/><text:p text:style-name="P7"/><text:p text:style-name="P7"/><text:p text:style-name="P20"><text:tab/>U5.1<text:span text:style-name="T36">3</text:span>, U5.<text:span text:style-name="T36">1</text:span>2 = przebiegi prostokątne f=<text:span text:style-name="T31">2MHz, </text:span>w przeciwnej fazie, zmodulowane</text:p><text:p text:style-name="P13"><draw:line text:anchor-type="paragraph" draw:z-index="86" draw:name="Line 13" draw:style-name="gr2" draw:text-style-name="P47" svg:x1="1.5382in" svg:y1="0.4201in" svg:x2="1.5382in" svg:y2="0.0201in"><text:p/></draw:line><text:tab/><text:tab/><text:tab/><text:tab/><text:tab/> <text:s text:c="2"/></text:p><text:p text:style-name="P14"/><text:p text:style-name="P7"><draw:line text:anchor-type="paragraph" draw:z-index="63" draw:name="Horizontal line 43" draw:style-name="gr4" draw:text-style-name="P48" svg:x1="0.7382in" svg:y1="0.0366in" svg:x2="5.7382in" svg:y2="0.0366in"><text:p/></draw:line><draw:line text:anchor-type="paragraph" draw:z-index="84" draw:name="Horizontal line 60" draw:style-name="gr2" draw:text-style-name="P47" svg:x1="0.6382in" svg:y1="0.0366in" svg:x2="1.5382in" svg:y2="0.0366in"><text:p/></draw:line></text:p><text:p text:style-name="P7"/><text:p text:style-name="P7"/><text:p text:style-name="P18"><text:tab/>U5.1, U5.2 = przebiegi prostokątne f=<text:span text:style-name="T31">2MHz, </text:span>w przeciwnej fazie, zmodulowane</text:p><text:p text:style-name="P7"><draw:line text:anchor-type="paragraph" draw:z-index="73" draw:name="Horizontal line 53" draw:style-name="gr3" draw:text-style-name="P47" svg:x1="1.5382in" svg:y1="-1.1299in" svg:x2="3.8382in" svg:y2="-1.1299in"><text:p/></draw:line><draw:line text:anchor-type="paragraph" draw:z-index="75" draw:name="Line 14" draw:style-name="gr2" draw:text-style-name="P47" svg:x1="4.7382in" svg:y1="-0.7299in" svg:x2="4.7382in" svg:y2="-1.1299in"><text:p/></draw:line><draw:custom-shape text:anchor-type="paragraph" draw:z-index="77" draw:name="Shape 4" draw:style-name="gr5" draw:text-style-name="P49" svg:width="0.9004in" svg:height="0.4004in" svg:x="3.8382in" svg:y="-1.1299in"><text:p/><draw:enhanced-geometry svg:viewBox="0 0 21600 21600" draw:type="rectangle" draw:enhanced-path="M 0 0 L 21600 0 21600 21600 0 21600 0 0 Z N"/></draw:custom-shape><draw:custom-shape text:anchor-type="paragraph" draw:z-index="81" draw:name="Shape 6" draw:style-name="gr5" draw:text-style-name="P49" svg:width="0.9004in" svg:height="0.4004in" svg:x="0.6382in" svg:y="-1.1299in"><text:p/><draw:enhanced-geometry svg:viewBox="0 0 21600 21600" draw:mirror-horizontal="false" draw:mirror-vertical="false" draw:type="rectangle" draw:enhanced-path="M 0 0 L 21600 0 21600 21600 0 21600 0 0 Z N"/></draw:custom-shape></text:p><text:p text:style-name="P18"><text:tab/></text:p><text:p text:style-name="P7"><draw:line text:anchor-type="paragraph" draw:z-index="62" draw:name="Horizontal line 42" draw:style-name="gr4" draw:text-style-name="P48" svg:x1="0.7382in" svg:y1="0.0866in" svg:x2="5.7382in" svg:y2="0.0866in"><text:p/></draw:line><draw:line text:anchor-type="paragraph" draw:z-index="74" draw:name="Horizontal line 54" draw:style-name="gr2" draw:text-style-name="P47" svg:x1="3.8382in" svg:y1="-1.1134in" svg:x2="4.7382in" svg:y2="-1.1134in"><text:p/></draw:line><draw:line text:anchor-type="paragraph" draw:z-index="76" draw:name="Horizontal line 55" draw:style-name="gr3" draw:text-style-name="P47" svg:x1="4.7382in" svg:y1="-1.5134in" svg:x2="5.7382in" svg:y2="-1.5134in"><text:p/></draw:line></text:p><text:p text:style-name="P17"/><text:p text:style-name="P7"/><text:p text:style-name="P19"/><text:p text:style-name="P7"><draw:custom-shape text:anchor-type="paragraph" draw:z-index="79" draw:name="Shape 5" draw:style-name="gr7" draw:text-style-name="P49" svg:width="5.0004in" svg:height="0.4004in" svg:x="0.7382in" svg:y="1.3201in"><text:p/><draw:enhanced-geometry svg:viewBox="0 0 21600 21600" draw:type="rectangle" draw:enhanced-path="M 0 0 L 21600 0 21600 21600 0 21600 0 0 Z N"/></draw:custom-shape></text:p><text:p text:style-name="P21"><text:tab/>U<text:span text:style-name="T32">4</text:span>.1<text:span text:style-name="T32">3</text:span><text:span text:style-name="T37"> = H</text:span>,<text:span text:style-name="T32"> </text:span><text:s/>U<text:span text:style-name="T32">4</text:span>.<text:span text:style-name="T32">1</text:span>2<text:span text:style-name="T37"> = H</text:span></text:p><text:p text:style-name="P7"><draw:line text:anchor-type="paragraph" draw:z-index="64" draw:name="Horizontal line 44" draw:style-name="gr4" draw:text-style-name="P48" svg:x1="0.7382in" svg:y1="0.1366in" svg:x2="5.7382in" svg:y2="0.1366in"><text:p/></draw:line><draw:line text:anchor-type="paragraph" draw:z-index="80" draw:name="Horizontal line 57" draw:style-name="gr6" draw:text-style-name="P47" svg:x1="0.7382in" svg:y1="0.1366in" svg:x2="5.7382in" svg:y2="0.1366in"><text:p/></draw:line></text:p><text:p text:style-name="P7"/><text:p text:style-name="P7"/><text:p text:style-name="P7"/><text:p text:style-name="P16"><draw:line text:anchor-type="paragraph" draw:z-index="78" draw:name="Horizontal line 56" draw:style-name="gr3" draw:text-style-name="P47" svg:x1="0.7382in" svg:y1="-1.0299in" svg:x2="5.7382in" svg:y2="-1.0299in"><text:p/></draw:line><draw:line text:anchor-type="paragraph" draw:z-index="85" draw:name="Horizontal line 61" draw:style-name="gr3" draw:text-style-name="P47" svg:x1="0.7382in" svg:y1="-2.2299in" svg:x2="5.7382in" svg:y2="-2.2299in"><text:p/></draw:line><text:span text:style-name="T32"><text:tab/></text:span>U<text:span text:style-name="T32">4</text:span>.1<text:span text:style-name="T30">,</text:span> U<text:span text:style-name="T32">4</text:span>.2 =<text:span text:style-name="T30"> przebiegi prostokątne f=</text:span><text:span text:style-name="T31">2MHz, </text:span><text:span text:style-name="T30">w przeciwnej fazie</text:span></text:p><text:p text:style-name="P15"/><text:p text:style-name="P7"><draw:line text:anchor-type="paragraph" draw:z-index="65" draw:name="Horizontal line 45" draw:style-name="gr8" draw:text-style-name="P48" svg:x1="0.7382in" svg:y1="0.1866in" svg:x2="5.7382in" svg:y2="0.1866in"><text:p/></draw:line></text:p><text:p text:style-name="P7"/><text:p text:style-name="P7"/></draw:text-box></draw:frame></text:p>
      <text:p text:style-name="P46"/>
      <text:p text:style-name="P45"/>
      <text:p text:style-name="P45"/>
      <text:p text:style-name="P45"/>
      <text:p text:style-name="P45"/>
      <text:p text:style-name="P44"/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08-19T14:45:38.491713466</dc:date>
    <meta:editing-duration>PT4H40M21S</meta:editing-duration>
    <meta:editing-cycles>38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0" meta:image-count="0" meta:object-count="0" meta:page-count="3" meta:paragraph-count="68" meta:word-count="367" meta:character-count="2434" meta:non-whitespace-character-count="1912"/>
  </office:meta>
</office:document-meta>
</file>